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 erro se deu por vários fatores do não entendimento da solução_problema apresentado pelo programador,</text:p>
      <text:p text:style-name="Standard">bem como ao uso equivocado das expressões relacionais com a estrutura condicional SE.</text:p>
      <text:p text:style-name="Standard"/>
      <text:p text:style-name="Standard">1º Ponto - Linha 15</text:p>
      <text:p text:style-name="Standard"/>
      <text:p text:style-name="Standard">O aluno Reprovado com media &lt; 5 e não media &lt;= 5, pois se a média = 5, o aluno entra em recuperação.</text:p>
      <text:p text:style-name="Standard"/>
      <text:p text:style-name="Standard">O conteúdo correta da linha 15 deveria ser:</text:p>
      <text:p text:style-name="Standard"><text:tab/>if (media &lt; 5)</text:p>
      <text:p text:style-name="Standard"><text:tab/></text:p>
      <text:p text:style-name="Standard">2º Ponto - Linha 18</text:p>
      <text:p text:style-name="Standard"/>
      <text:p text:style-name="Standard">O aluno em Recuperação deve ter media entre 5 e 6.9 e não media &lt;= 7, pois há conflito entre o if anterior.</text:p>
      <text:p text:style-name="Standard">Se media &lt;= 7, também pode ser uma media que esteja abaixo de 5, e o erro de Reprovado pode aparecer, uma vez</text:p>
      <text:p text:style-name="Standard">que o aluno poderia entrar em Recuperação.</text:p>
      <text:p text:style-name="Standard"/>
      <text:p text:style-name="Standard">O conteúdo correta da linha 18 deveria ser:</text:p>
      <text:p text:style-name="Standard"><text:tab/>if (media &gt;=5 &amp;&amp; media &lt; 7)</text:p>
      <text:p text:style-name="Standard"><text:tab/></text:p>
      <text:p text:style-name="Standard">3º Ponto - Linha 21</text:p>
      <text:p text:style-name="Standard"/>
      <text:p text:style-name="Standard">O aluno Aprovado com media &gt;= 7 e não media &lt;= 10.</text:p>
      <text:p text:style-name="Standard">Essa relação com 10 não tem cabimento. O erro para Aprovado com Reprovado sempre irá aparecer com media &lt;=10,</text:p>
      <text:p text:style-name="Standard">pois todas as médias calculadas poderiam ser menor que 10 (exceto igual a 10) e entrariam em conflito (indecisão entre Reprovado e Recuperação) </text:p>
      <text:p text:style-name="Standard"/>
      <text:p text:style-name="Standard">O conteúdo correta da linha 21 deveria ser:</text:p>
      <text:p text:style-name="Standard"><text:tab/>if (media &gt;= 7)</text:p>
      <text:p text:style-name="Standard"/>
      <text:p text:style-name="Standard">Vale ressaltar também que o programador cometeu alguns erros de alinhamento do código (indentação).</text:p>
      <text:p text:style-name="Standard"/>
      <text:p text:style-name="Standard">O código corrigido seria:</text:p>
      <text:p text:style-name="Standard"/>
      <text:p text:style-name="Standard">1- #include &lt;stdio.h&gt;</text:p>
      <text:p text:style-name="Standard">2- </text:p>
      <text:p text:style-name="Standard">3- int main(int argc, char const *argv[]){</text:p>
      <text:p text:style-name="Standard">4- <text:s text:c="3"/>float p1, p2, p3, media = 0.0;</text:p>
      <text:p text:style-name="Standard">5- <text:s text:c="3"/><text:tab/>printf("Digite a nota 1\n");</text:p>
      <text:p text:style-name="Standard">6- <text:s text:c="3"/><text:tab/>scanf("%f", &amp;p1);</text:p>
      <text:p text:style-name="Standard">7- <text:s text:c="3"/><text:tab/>printf("Digite a nota 2\n");</text:p>
      <text:p text:style-name="Standard">8- <text:s text:c="3"/><text:tab/>scanf("%f", &amp;p2);</text:p>
      <text:p text:style-name="Standard">9- <text:s text:c="3"/><text:tab/>printf("Digite a nota 3\n");</text:p>
      <text:p text:style-name="Standard">10- <text:s text:c="3"/><text:tab/>scanf("%f", &amp;p3);</text:p>
      <text:p text:style-name="Standard">11-</text:p>
      <text:p text:style-name="Standard">12-<text:tab/>media = (p1+p2+p3)/3;</text:p>
      <text:p text:style-name="Standard">13-<text:tab/><text:tab/>printf("Média calculada %f\n", media);</text:p>
      <text:p text:style-name="Standard"><text:soft-page-break/>14-</text:p>
      <text:p text:style-name="Standard">15-<text:tab/>if(media &lt;= 5){</text:p>
      <text:p text:style-name="Standard">16-<text:tab/><text:tab/>printf("Reprovado\n");</text:p>
      <text:p text:style-name="Standard">17-<text:tab/>}</text:p>
      <text:p text:style-name="Standard">18-<text:tab/>if(media &gt;= 5 &amp;&amp; media &lt; 7){</text:p>
      <text:p text:style-name="Standard">19- <text:s text:c="11"/>printf("Recuperação\n");</text:p>
      <text:p text:style-name="Standard">20-<text:tab/>}</text:p>
      <text:p text:style-name="Standard">21-<text:tab/>if(media &gt;= 7){</text:p>
      <text:p text:style-name="Standard">22- <text:s text:c="10"/>printf("Aprovado\n");</text:p>
      <text:p text:style-name="Standard">23-<text:tab/>}</text:p>
      <text:p text:style-name="Standard">24-</text:p>
      <text:p text:style-name="Standard">25-<text:tab/>return 0;</text:p>
      <text:p text:style-name="Standard">26- <text:s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5:50:07.146000000</meta:creation-date>
    <dc:date>2022-05-22T15:50:38.969000000</dc:date>
    <meta:editing-duration>PT32S</meta:editing-duration>
    <meta:editing-cycles>1</meta:editing-cycles>
    <meta:document-statistic meta:table-count="0" meta:image-count="0" meta:object-count="0" meta:page-count="2" meta:paragraph-count="48" meta:word-count="318" meta:character-count="1781" meta:non-whitespace-character-count="1451"/>
    <meta:generator>LibreOffice/7.1.5.2$Windows_X86_64 LibreOffice_project/85f04e9f809797b8199d13c421bd8a2b025d52b5</meta:generator>
  </office:meta>
</office:document-meta>
</file>